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loext:graphic-properties draw:fill-gradient-name="gradient" draw:fill-hatch-name="hatch"/>
      <style:paragraph-properties fo:line-height="150%" fo:text-align="center" style:justify-single-word="false"/>
      <style:text-properties fo:font-size="16pt" officeooo:paragraph-rsid="0016c052" style:font-size-asian="16pt" style:font-size-complex="16pt"/>
    </style:style>
    <style:style style:name="P2" style:family="paragraph" style:parent-style-name="Standard">
      <loext:graphic-properties draw:fill-gradient-name="gradient" draw:fill-hatch-name="hatch"/>
      <style:paragraph-properties fo:line-height="150%"/>
      <style:text-properties fo:font-size="16pt" officeooo:paragraph-rsid="0016c052" style:font-size-asian="16pt" style:font-size-complex="16pt"/>
    </style:style>
    <style:style style:name="T1" style:family="text">
      <style:text-properties style:font-name="Times New Roman" fo:font-size="14pt" style:font-size-asian="14pt" style:font-name-complex="Times New Roman1" style:font-size-complex="14pt"/>
    </style:style>
    <style:style style:name="T2" style:family="text">
      <style:text-properties style:font-name="Times New Roman" fo:font-size="14pt" fo:language="en" fo:country="US" fo:font-style="italic" style:text-underline-style="solid" style:text-underline-width="auto" style:text-underline-color="font-color" fo:font-weight="bold" style:font-size-asian="14pt" style:font-style-asian="italic" style:font-weight-asian="bold" style:font-name-complex="Times New Roman1" style:font-size-complex="14pt"/>
    </style:style>
    <style:style style:name="T3" style:family="text">
      <style:text-properties style:font-name="Times New Roman" fo:language="en" fo:country="US" fo:font-style="italic" style:text-underline-style="solid" style:text-underline-width="auto" style:text-underline-color="font-color" fo:font-weight="bold" style:font-style-asian="italic" style:font-weight-asian="bold" style:font-name-complex="Times New Roman1"/>
    </style:style>
    <style:style style:name="T4" style:family="text">
      <style:text-properties style:font-name="Times New Roman" style:font-name-complex="Times New Roman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3">XXI</text:span></text:p>
      <text:p text:style-name="P2"><text:span text:style-name="T4">Выйдя из машины, Павел и Даша пошли к дому. Захлопнув дверь, Алехин помог девушке снять пальто, после чего они пошли наверх. Войдя в комнату, Даша увидела небольшой столик и пару стульев. На столике стояла бутылка вина, пару бокалов, свечи и тарелки с ужином, а также лежали приборы. Павел выключил свет, зажег свечи и пригласил Дашу к столу. </text:span></text:p>
      <text:p text:style-name="P2"><text:span text:style-name="T4">–Ну что ж, садись, – сказал он.</text:span></text:p>
      <text:p text:style-name="P2"><text:span text:style-name="T4">–Благодарю, – ответила девушка.</text:span></text:p>
      <text:p text:style-name="P2"><text:span text:style-name="T4">Павел разлил вино по бокалам и, загадочно посмотрев на Дашу, протянул один из них ей. Улыбнувшись, он сделал пару глотков. Ужин проходил в спокойной обстановке и разговорах. На часах было 20:02. Павел сделал последний глоток, допивая бокал. </text:span></text:p>
      <text:p text:style-name="P2"><text:span text:style-name="T4">–Хочешь, может быть, на дом посмотреть? Ты же еще не все видела.</text:span></text:p>
      <text:p text:style-name="P2"><text:span text:style-name="T4">–Да, не откажусь. Но прежде объясни, почему эта картина висит так низко?</text:span></text:p>
      <text:p text:style-name="P2"><text:span text:style-name="T4">–А, эта? Ну она… Просто так. Прикрывает трещинку на стене, – немного растерянно сказал Павел.</text:span></text:p>
      <text:p text:style-name="P2"><text:span text:style-name="T4">–Эх. Ну ладно. А я-то думала, что ты скажешь, что она скрывает вход в какую-нибудь тайную комнату.</text:span></text:p>
      <text:p text:style-name="P2"><text:span text:style-name="T4">–Ха-ха. Ну ты и придумала, – немного взволнованно сказал Павел.</text:span></text:p>
      <text:p text:style-name="P2"><text:span text:style-name="T4">–Ну что, пойдем уже?</text:span></text:p>
      <text:p text:style-name="P2"><text:span text:style-name="T4">–Да, да. Пошли. </text:span></text:p>
      <text:p text:style-name="P2"><text:span text:style-name="T4">Экскурсия по трехэтажному дому заняла около часа. Наконец обойдя все комнаты, Павел и Даша вернулись в ту, где они ужинали.</text:span></text:p>
      <text:p text:style-name="P2"><text:soft-page-break/><text:span text:style-name="T4">–Ну и роскошно же ты, однако, живешь! Но если бы у тебя была бильярдная, было бы прикольнее. А теперь давай рассказывай, что не так с картиной. </text:span></text:p>
      <text:p text:style-name="P2"><text:span text:style-name="T4">–Ладно. Я покажу. Но только не молчи. Скажи все, как есть.</text:span></text:p>
      <text:p text:style-name="P2"><text:span text:style-name="T4">–Эм, не понимаю о чем ты, но ладно.</text:span></text:p>
      <text:p text:style-name="P2"><text:span text:style-name="T4">Павел подошел к стене и, сняв картину, положил на ее место руку, после чего надавил на гвоздик, на котором она висела. По руке пробежала зеленая линия. Послышался звук разблокировки магнитного замка и выдвижения ступенек винтовой лестницы, после чего часть стены вдвинулась внутрь и отъехала в сторону. </text:span></text:p>
      <text:p text:style-name="P2"><text:span text:style-name="T4">–Постой, ты же не хочешь сказать, что… – в шоке сказала Даша.</text:span></text:p>
      <text:p text:style-name="P2"><text:span text:style-name="T4">–Да, ты была права насчет картины.</text:span></text:p>
      <text:p text:style-name="P2"><text:span text:style-name="T4">–Я не могу поверить. Я же просто пошутила. А что там?</text:span></text:p>
      <text:p text:style-name="P2"><text:span text:style-name="T4">–Идем. </text:span></text:p>
      <text:p text:style-name="P2"><text:span text:style-name="T4">–Ну ладно, – неуверенно сказала Даша. </text:span></text:p>
      <text:p text:style-name="P2"><text:span text:style-name="T4">Павел взял девушку за руку, после чего они отправились вниз. За лестницей последовал длинный коридор, который вел к железной двери. Павел достал ручку и повернул верхнюю ее часть. Дашу вопросительно посмотрела на него. Парень приложил ручку к небольшой выемке в стене, после чего дверь открылась, открывая вход в лабораторию. </text:span></text:p>
      <text:p text:style-name="P2"><text:span text:style-name="T4">–Ваау. Это что огромная лаборатория?</text:span></text:p>
      <text:p text:style-name="P2"><text:span text:style-name="T4">–Да именно так. Можешь осмотреться, потом пойдем дальше.</text:span></text:p>
      <text:p text:style-name="P2"><text:span text:style-name="T4">–Хорошо.</text:span></text:p>
      <text:p text:style-name="P2"><text:soft-page-break/><text:span text:style-name="T4">Даша спокойно прошлась по лаборатории, разглядывая каждую мелочь. Взгляд ее падает на небольшую ручку, находящуюся под стеклянным куполом. </text:span></text:p>
      <text:p text:style-name="P2"><text:span text:style-name="T4">–А что это?</text:span></text:p>
      <text:p text:style-name="P2"><text:span text:style-name="T4">–Это одна из моих разработок. Я придумал ее, когда мне было 15</text:span></text:p>
      <text:p text:style-name="P2"><text:span text:style-name="T4">–Это ручка?</text:span></text:p>
      <text:p text:style-name="P2"><text:span text:style-name="T4">–Да, но не для письма. Она представляет собой лазер с возможностью регулирования фокуса и толщины пучка лучей. Но самое главное достижение в том, что он не оставляет видимых повреждений на объекте.</text:span></text:p>
      <text:p text:style-name="P2"><text:span text:style-name="T4">–Но как это возможно? Законы физики не допускают такого! </text:span></text:p>
      <text:p text:style-name="P2"><text:span text:style-name="T4">–Позволь я покажу тебе. </text:span></text:p>
      <text:p text:style-name="P2"><text:span text:style-name="T4">Павел приложил руку к панели. Послышалось легкое шипение, после чего он осторожно снял купол и достал ручку. Достав из ящичка металлическую пластинку, парень повернул верхнюю часть ручки и, передвинув на ней небольшую пластину, провел по пластинке, после чего та разделилась на две части, а края линии разреза остались идеально гладкими.</text:span></text:p>
      <text:p text:style-name="P2"><text:span text:style-name="T4">–Не верю своим глазам! Как это возможно?! – воскликнула Даша.</text:span></text:p>
      <text:p text:style-name="P2"><text:span text:style-name="T4">–Обычно. Я просто поделил на две части вольфрамовую пластинку. </text:span></text:p>
      <text:p text:style-name="P2"><text:span text:style-name="T4">–Вольфрамовую?! </text:span></text:p>
      <text:p text:style-name="P2"><text:span text:style-name="T4">–Ну да, а что?</text:span></text:p>
      <text:p text:style-name="P2"><text:span text:style-name="T4">–Но ведь температура плавления вольфрама очень высокая.</text:span></text:p>
      <text:p text:style-name="P2"><text:span text:style-name="T4">–Знаю. И ты скажешь, что необходимо много энергии. Инновационность этой ручки и состоит в том, что она может </text:span><text:soft-page-break/><text:span text:style-name="T4">создавать такие энергии, разделяя материю на молекулярном и атомном уровне. </text:span></text:p>
      <text:p text:style-name="P2"><text:span text:style-name="T4">–До сих пор не могу поверить…</text:span></text:p>
      <text:p text:style-name="P2"><text:span text:style-name="T4">Павел убрал ручку обратно под купол, после чего они проследовали в дальнюю часть лаборатории, где Павел открыл еще одну скрытую дверь, которая переходила в длинный коридор с несколькими дверями. </text:span></text:p>
      <text:p text:style-name="P2"><text:span text:style-name="T4">–А что за ними? </text:span></text:p>
      <text:p text:style-name="P2"><text:span text:style-name="T4">–Ну большинство из них неинтересные и там ничего такого. А вот эта, – Павел указал на красивую дверь, – таит за собой много интересного и мою тайну. </text:span></text:p>
      <text:p text:style-name="P2"><text:span text:style-name="T4">–Твою тайну? О чем ты? </text:span></text:p>
      <text:p text:style-name="P2"><text:span text:style-name="T4">–Если ты готова, то пойдем.</text:span></text:p>
      <text:p text:style-name="P2"><text:span text:style-name="T4">–Пойдем.</text:span></text:p>
      <text:p text:style-name="P2"><text:span text:style-name="T4">Павел приложил ручку к стандартному углублению и дверь со щелчком открылась. Зайдя внутрь, Даша увидела просторную комнату. В центре располагался бильярдный стол, а чуть поодаль просторный стол для покера, вокруг которого стояли резные стулья. В другом конце комнаты располагался диванчик и два небольших столика с шахматами и шашками, около которых стояло по два резных стула. У дальней стены, вписываясь в интерьер, находился небольшой комод и стойка с киями. </text:span></text:p>
      <text:p text:style-name="P2"><text:span text:style-name="T4">–Вааау. А ты, как я вижу, любишь поиграть, – улыбнувшись, сказала Даша.</text:span></text:p>
      <text:p text:style-name="P2"><text:span text:style-name="T4">–Да. Это так. Сейчас мы находимся в первой части, так называемой, игровой комнаты.</text:span></text:p>
      <text:p text:style-name="P2"><text:soft-page-break/><text:span text:style-name="T4">– Стоп. В каком смысле первой части? Есть вторая?</text:span></text:p>
      <text:p text:style-name="P2"><text:span text:style-name="T4">–Да. И это моя тайна.</text:span></text:p>
      <text:p text:style-name="P2"><text:span text:style-name="T4">–И что же в ней такого? </text:span></text:p>
      <text:p text:style-name="P2"><text:span text:style-name="T4">–Ты уверена, что хочешь знать? </text:span></text:p>
      <text:p text:style-name="P2"><text:span text:style-name="T4">–Да. Хочу.</text:span></text:p>
      <text:p text:style-name="P2"><text:span text:style-name="T4">–Тогда идем.</text:span></text:p>
      <text:p text:style-name="P2"><text:span text:style-name="T4">Павел проследовал в конец комнаты, где на стене совсем незаметно было углубление. Он приложил ручку, после чего открылась со щелчком еще одна потайная дверь. Из помещения падал неяркий свет. Даша нерешительно сделала шаг в комнату и, вздрогнув, замерла. Перед ней предстало еще более просторное помещение, наполненное стеллажами, шкафчиками и комодами <text:s/>с множеством ящиков. Так же комнату дополняло несколько кресел, большая кровать и кожаный диван, а так же пару странных столиков, прикрепленных к стене. По краям кровати, в стены потолок, а так же над столиками были вкручены металлические кольца. Дарья сглотнула, осторожно осматривая комнату. Взгляд ее упал на полку одного из стеллажей. На крючках висело несколько плетей. Она нерешительно подошла, разглядывая их.</text:span></text:p>
      <text:p text:style-name="P2"><text:span text:style-name="T4">–Даша, только не молчи, – сказал Павел.</text:span></text:p>
      <text:p text:style-name="P2"><text:span text:style-name="T4">–Я… Я не знаю, что сказать. Что все это значит и зачем ты привел меня сюда? – со страхом в голосе произнесла она.</text:span></text:p>
      <text:p text:style-name="P2"><text:span text:style-name="T4">–Это мой главный секрет. Таков мой характер и наклонности. Я решил рассказать тебе об этом сейчас. </text:span></text:p>
      <text:p text:style-name="P2"><text:span text:style-name="T4">–Ты садист? Ты хочешь получать наслаждение, причиняя мне боль? </text:span></text:p>
      <text:p text:style-name="P2"><text:soft-page-break/><text:span text:style-name="T4">–Нет. Ты все неправильно поняла. Наслаждение получаю не только я, но и ты. Я не являюсь садистом.</text:span></text:p>
      <text:p text:style-name="P2"><text:span text:style-name="T4">–Я не хочу иметь ничего общего с таким человеком как ты! Я не позволю тебе сделать со мной того, что ты хочешь! Не приближайся ко мне больше! Я думала, что ты хороший, я поверила тебе! – со слезами крикнула девушка, толкая Алехина и убегая.</text:span></text:p>
      <text:p text:style-name="P2"><text:span text:style-name="T4">–Даша, постой! – крикнул Павел, упавший на пол.</text:span></text:p>
      <text:p text:style-name="P2"><text:span text:style-name="T4">Даша побежала наверх, закрывая за собой двери. Вернувшись в дом, она схватила пальто и, выбежав на улицу, направилась в сторону метро. Павел, поднявшись наверх, закрыл все двери. Алехин прошелся по комнате и, достав коньяк, залпом выпил бокал, после чего тот полетел в стену. Даша, приехав домой, легла лицом к стене, укрывшись одеялом, и плакала, а Павел уснул, упав в кресло с мрачным видом, выражающим недовольство, раздосадованность, обиду и в то же время сожаление о произошедшем. На следующий день Алехин приехал в университет, но на его удивление Даши не было, а на ее месте был их старый преподаватель. Алехин спокойно поднялся на свое место и, сев на свое место, уткнулся в ноутбук, не реагируя на происходящее вокруг и игнорируя всех. </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5-15T19:26:19.964000000</meta:creation-date>
    <dc:date>2022-05-15T19:26:42.685000000</dc:date>
    <meta:editing-duration>PT23S</meta:editing-duration>
    <meta:editing-cycles>1</meta:editing-cycles>
    <meta:document-statistic meta:table-count="0" meta:image-count="0" meta:object-count="0" meta:page-count="6" meta:paragraph-count="65" meta:word-count="1115" meta:character-count="7010" meta:non-whitespace-character-count="5920"/>
    <meta:generator>LibreOffice/7.2.2.2$Windows_X86_64 LibreOffice_project/02b2acce88a210515b4a5bb2e46cbfb63fe97d56</meta:generator>
  </office:meta>
</office:document-meta>
</file>